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plicability</text:p>
          </table:table-cell>
        </table:table-row>
        <table:table-row table:style-name="ro1">
          <table:table-cell office:value-type="string">
            <text:p>tag_acc_1</text:p>
          </table:table-cell>
          <table:table-cell office:value-type="string">
            <text:p>ATTIVITÀ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1</text:p>
          </table:table-cell>
          <table:table-cell office:value-type="string">
            <text:p>IMMOBILIZZAZIONI IMMATER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2</text:p>
          </table:table-cell>
          <table:table-cell office:value-type="string">
            <text:p>IMMOBILIZZAZIONI MATER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3</text:p>
          </table:table-cell>
          <table:table-cell office:value-type="string">
            <text:p>IMMOBILIZZAZIONI FINANZIARI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4</text:p>
          </table:table-cell>
          <table:table-cell office:value-type="string">
            <text:p>CREDITI COMMERC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5</text:p>
          </table:table-cell>
          <table:table-cell office:value-type="string">
            <text:p>CREDI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6</text:p>
          </table:table-cell>
          <table:table-cell office:value-type="string">
            <text:p>DISPONIBILITÀ LIQUID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8</text:p>
          </table:table-cell>
          <table:table-cell office:value-type="string">
            <text:p>RATEI E RISCONTI ATTI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</text:p>
          </table:table-cell>
          <table:table-cell office:value-type="string">
            <text:p>PASSIVITÀ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0</text:p>
          </table:table-cell>
          <table:table-cell office:value-type="string">
            <text:p>PATRIMONIO NETT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3</text:p>
          </table:table-cell>
          <table:table-cell office:value-type="string">
            <text:p>DEBIT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4</text:p>
          </table:table-cell>
          <table:table-cell office:value-type="string">
            <text:p>DEBITI COMMERC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5</text:p>
          </table:table-cell>
          <table:table-cell office:value-type="string">
            <text:p>DEBI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8</text:p>
          </table:table-cell>
          <table:table-cell office:value-type="string">
            <text:p>RATEI E RISCONTI PASSI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9</text:p>
          </table:table-cell>
          <table:table-cell office:value-type="string">
            <text:p>CONTI TRANSITORI E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3</text:p>
          </table:table-cell>
          <table:table-cell office:value-type="string">
            <text:p>RICA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31</text:p>
          </table:table-cell>
          <table:table-cell office:value-type="string">
            <text:p>RICAVI PROFESSION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</text:p>
          </table:table-cell>
          <table:table-cell office:value-type="string">
            <text:p>COST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1</text:p>
          </table:table-cell>
          <table:table-cell office:value-type="string">
            <text:p>COSTI PER BENI E SERVIZ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2</text:p>
          </table:table-cell>
          <table:table-cell office:value-type="string">
            <text:p>COSTI PER LOC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3</text:p>
          </table:table-cell>
          <table:table-cell office:value-type="string">
            <text:p>COSTI PER AUTOMEZZ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4</text:p>
          </table:table-cell>
          <table:table-cell office:value-type="string">
            <text:p>COSTI PER BENESSER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5</text:p>
          </table:table-cell>
          <table:table-cell office:value-type="string">
            <text:p>COSTI PER FORMAZION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6</text:p>
          </table:table-cell>
          <table:table-cell office:value-type="string">
            <text:p>COSTI PER TEMPO LIBER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9</text:p>
          </table:table-cell>
          <table:table-cell office:value-type="string">
            <text:p>ONERI FISCAL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</text:p>
          </table:table-cell>
          <table:table-cell office:value-type="string">
            <text:p>RICAV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1</text:p>
          </table:table-cell>
          <table:table-cell office:value-type="string">
            <text:p>PROVEN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2</text:p>
          </table:table-cell>
          <table:table-cell office:value-type="string">
            <text:p>PROVENT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3</text:p>
          </table:table-cell>
          <table:table-cell office:value-type="string">
            <text:p>RIVALUTAZION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</text:p>
          </table:table-cell>
          <table:table-cell office:value-type="string">
            <text:p>COS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1</text:p>
          </table:table-cell>
          <table:table-cell office:value-type="string">
            <text:p>ONER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2</text:p>
          </table:table-cell>
          <table:table-cell office:value-type="string">
            <text:p>ONER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3</text:p>
          </table:table-cell>
          <table:table-cell office:value-type="string">
            <text:p>SVALUTAZION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9</text:p>
          </table:table-cell>
          <table:table-cell office:value-type="string">
            <text:p>CONTI DI RISULTAT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tax_ivad</text:p>
          </table:table-cell>
          <table:table-cell office:value-type="string">
            <text:p>IVA a Debito</text:p>
          </table:table-cell>
          <table:table-cell office:value-type="string">
            <text:p>taxes</text:p>
          </table:table-cell>
        </table:table-row>
        <table:table-row table:style-name="ro1">
          <table:table-cell office:value-type="string">
            <text:p>tag_tax_ivac</text:p>
          </table:table-cell>
          <table:table-cell office:value-type="string">
            <text:p>IVA a Credito</text:p>
          </table:table-cell>
          <table:table-cell office:value-type="string">
            <text:p>tax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.</number:text>
      <number:seconds number:style="long"/>
    </number:time-style>
    <number:time-style style:name="N12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4">
      <number:minutes number:style="long"/>
      <number:text>.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6:35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Crea</meta:initial-creator>
    <meta:creation-date>2017-01-11T16:59:21</meta:creation-date>
    <dc:date>2017-02-27T16:35:29</dc:date>
    <dc:creator>Luca Crea</dc:creator>
    <meta:editing-duration>P1DT1H46M54S</meta:editing-duration>
    <meta:editing-cycles>6</meta:editing-cycles>
    <meta:generator>OpenOffice/4.1.3$Unix OpenOffice.org_project/413m1$Build-9783</meta:generator>
    <meta:document-statistic meta:table-count="1" meta:cell-count="111" meta:object-count="0"/>
  </office:meta>
</office:document-meta>
</file>